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1c0ae6" officeooo:paragraph-rsid="001c0ae6"/>
    </style:style>
    <style:style style:name="P2" style:family="paragraph" style:parent-style-name="Subtitle">
      <style:text-properties officeooo:rsid="001c0ae6" officeooo:paragraph-rsid="001c0ae6"/>
    </style:style>
    <style:style style:name="P3" style:family="paragraph" style:parent-style-name="Text_20_body">
      <style:text-properties officeooo:rsid="001c0ae6" officeooo:paragraph-rsid="001c0ae6"/>
    </style:style>
    <style:style style:name="P4" style:family="paragraph" style:parent-style-name="Text_20_body">
      <style:paragraph-properties fo:text-align="end" style:justify-single-word="false"/>
      <style:text-properties officeooo:rsid="001c0ae6" officeooo:paragraph-rsid="001c0ae6"/>
    </style:style>
    <style:style style:name="P5" style:family="paragraph" style:parent-style-name="Text_20_body">
      <style:paragraph-properties fo:text-align="justify" style:justify-single-word="false"/>
      <style:text-properties officeooo:rsid="001c0ae6" officeooo:paragraph-rsid="001c0ae6"/>
    </style:style>
    <style:style style:name="P6" style:family="paragraph" style:parent-style-name="Text_20_body">
      <style:paragraph-properties fo:text-align="justify" style:justify-single-word="false"/>
      <style:text-properties officeooo:rsid="001ce8d8" officeooo:paragraph-rsid="001ce8d8"/>
    </style:style>
    <style:style style:name="P7" style:family="paragraph" style:parent-style-name="Text_20_body">
      <style:paragraph-properties fo:text-align="justify" style:justify-single-word="false"/>
      <style:text-properties fo:font-style="normal" officeooo:rsid="001ce8d8" officeooo:paragraph-rsid="001ce8d8" style:font-style-asian="normal" style:font-style-complex="normal"/>
    </style:style>
    <style:style style:name="P8" style:family="paragraph" style:parent-style-name="Text_20_body">
      <style:paragraph-properties fo:text-align="justify" style:justify-single-word="false"/>
      <style:text-properties fo:font-style="normal" officeooo:rsid="0029fb97" officeooo:paragraph-rsid="0029fb97" style:font-style-asian="normal" style:font-style-complex="normal"/>
    </style:style>
    <style:style style:name="P9" style:family="paragraph" style:parent-style-name="Text_20_body">
      <style:paragraph-properties fo:text-align="justify" style:justify-single-word="false"/>
      <style:text-properties fo:font-style="normal" fo:font-weight="bold" officeooo:rsid="001e8518" officeooo:paragraph-rsid="001f1b9b" style:font-style-asian="normal" style:font-weight-asian="bold" style:font-style-complex="normal" style:font-weight-complex="bold"/>
    </style:style>
    <style:style style:name="P10" style:family="paragraph" style:parent-style-name="Text_20_body" style:list-style-name="L1">
      <style:paragraph-properties fo:text-align="justify" style:justify-single-word="false"/>
      <style:text-properties fo:font-style="normal" fo:font-weight="bold" officeooo:rsid="001e8518" officeooo:paragraph-rsid="001f1b9b" style:font-style-asian="normal" style:font-weight-asian="bold" style:font-style-complex="normal" style:font-weight-complex="bold"/>
    </style:style>
    <style:style style:name="P11" style:family="paragraph" style:parent-style-name="Text_20_body" style:list-style-name="L1">
      <style:paragraph-properties fo:text-align="justify" style:justify-single-word="false"/>
      <style:text-properties fo:font-style="normal" fo:font-weight="normal" officeooo:rsid="001e8518" officeooo:paragraph-rsid="001e8518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weight="normal" officeooo:rsid="001f1b9b" officeooo:paragraph-rsid="001f1b9b" style:font-weight-asian="normal" style:font-weight-complex="normal"/>
    </style:style>
    <style:style style:name="P13" style:family="paragraph" style:parent-style-name="Text_20_body" style:list-style-name="L2">
      <style:paragraph-properties fo:text-align="justify" style:justify-single-word="false"/>
      <style:text-properties fo:font-weight="normal" officeooo:rsid="001f1b9b" officeooo:paragraph-rsid="001f1b9b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officeooo:paragraph-rsid="001c0ae6"/>
    </style:style>
    <style:style style:name="P15" style:family="paragraph" style:parent-style-name="Text_20_body">
      <style:paragraph-properties fo:text-align="justify" style:justify-single-word="false"/>
      <style:text-properties officeooo:rsid="001f1b9b" officeooo:paragraph-rsid="001f1b9b"/>
    </style:style>
    <style:style style:name="P16" style:family="paragraph" style:parent-style-name="Text_20_body">
      <style:paragraph-properties fo:text-align="justify" style:justify-single-word="false"/>
      <style:text-properties fo:font-weight="bold" officeooo:rsid="001f1b9b" officeooo:paragraph-rsid="001f1b9b" style:font-weight-asian="bold" style:font-weight-complex="bold"/>
    </style:style>
    <style:style style:name="P17" style:family="paragraph" style:parent-style-name="Text_20_body">
      <style:text-properties fo:font-weight="bold" officeooo:rsid="00316edf" officeooo:paragraph-rsid="00316edf" style:font-weight-asian="bold" style:font-weight-complex="bold"/>
    </style:style>
    <style:style style:name="P18" style:family="paragraph" style:parent-style-name="Text_20_body" style:list-style-name="L3">
      <style:text-properties fo:font-weight="bold" officeooo:rsid="003414e9" officeooo:paragraph-rsid="003414e9" style:font-weight-asian="bold" style:font-weight-complex="bold"/>
    </style:style>
    <style:style style:name="P19" style:family="paragraph" style:parent-style-name="Text_20_body" style:list-style-name="L3">
      <style:text-properties fo:font-weight="bold" officeooo:rsid="003414e9" officeooo:paragraph-rsid="003435b0" style:font-weight-asian="bold" style:font-weight-complex="bold"/>
    </style:style>
    <style:style style:name="P20" style:family="paragraph" style:parent-style-name="Text_20_body" style:list-style-name="L3">
      <style:text-properties fo:font-weight="bold" officeooo:rsid="003414e9" officeooo:paragraph-rsid="0035f019" style:font-weight-asian="bold" style:font-weight-complex="bold"/>
    </style:style>
    <style:style style:name="P21" style:family="paragraph" style:parent-style-name="Text_20_body">
      <style:text-properties fo:font-weight="bold" officeooo:rsid="003802a6" officeooo:paragraph-rsid="003802a6" style:font-weight-asian="bold" style:font-weight-complex="bold"/>
    </style:style>
    <style:style style:name="P22" style:family="paragraph" style:parent-style-name="Text_20_body" style:list-style-name="L4">
      <style:text-properties fo:font-weight="bold" officeooo:rsid="003ba1ad" officeooo:paragraph-rsid="003ba1ad" style:font-weight-asian="bold" style:font-weight-complex="bold"/>
    </style:style>
    <style:style style:name="P23" style:family="paragraph" style:parent-style-name="Text_20_body" style:list-style-name="L4">
      <style:text-properties fo:font-weight="bold" officeooo:rsid="003ba1ad" officeooo:paragraph-rsid="003cd2d9" style:font-weight-asian="bold" style:font-weight-complex="bold"/>
    </style:style>
    <style:style style:name="P24" style:family="paragraph" style:parent-style-name="Text_20_body" style:list-style-name="L4">
      <style:text-properties fo:font-weight="bold" officeooo:rsid="003ba1ad" officeooo:paragraph-rsid="003e6699" style:font-weight-asian="bold" style:font-weight-complex="bold"/>
    </style:style>
    <style:style style:name="P25" style:family="paragraph" style:parent-style-name="Text_20_body">
      <style:text-properties fo:font-weight="bold" officeooo:rsid="003e6699" officeooo:paragraph-rsid="003e6699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officeooo:rsid="001ce8d8" officeooo:paragraph-rsid="001ce8d8"/>
    </style:style>
    <style:style style:name="P27" style:family="paragraph" style:parent-style-name="Text_20_body">
      <style:paragraph-properties fo:text-align="justify" style:justify-single-word="false"/>
      <style:text-properties officeooo:rsid="001c0ae6" officeooo:paragraph-rsid="001f1b9b"/>
    </style:style>
    <style:style style:name="P28" style:family="paragraph" style:parent-style-name="Text_20_body">
      <style:paragraph-properties fo:text-align="justify" style:justify-single-word="false"/>
      <style:text-properties officeooo:rsid="00224660" officeooo:paragraph-rsid="00224660"/>
    </style:style>
    <style:style style:name="P29" style:family="paragraph" style:parent-style-name="Text_20_body">
      <style:paragraph-properties fo:text-align="justify" style:justify-single-word="false"/>
      <style:text-properties officeooo:rsid="00230db7" officeooo:paragraph-rsid="002322ea"/>
    </style:style>
    <style:style style:name="P30" style:family="paragraph" style:parent-style-name="Text_20_body">
      <style:paragraph-properties fo:text-align="justify" style:justify-single-word="false"/>
      <style:text-properties officeooo:rsid="0024b42c" officeooo:paragraph-rsid="0024b42c"/>
    </style:style>
    <style:style style:name="P31" style:family="paragraph" style:parent-style-name="Text_20_body">
      <style:text-properties officeooo:rsid="00282dd0" officeooo:paragraph-rsid="00282dd0"/>
    </style:style>
    <style:style style:name="P32" style:family="paragraph" style:parent-style-name="Text_20_body">
      <style:paragraph-properties fo:text-align="justify" style:justify-single-word="false"/>
      <style:text-properties officeooo:rsid="002afa7e" officeooo:paragraph-rsid="002afa7e"/>
    </style:style>
    <style:style style:name="P33" style:family="paragraph" style:parent-style-name="Text_20_body">
      <style:text-properties officeooo:rsid="002f1ee1" officeooo:paragraph-rsid="002f1ee1"/>
    </style:style>
    <style:style style:name="P34" style:family="paragraph" style:parent-style-name="Text_20_body">
      <style:text-properties officeooo:rsid="002f1ee1" officeooo:paragraph-rsid="00390d4d"/>
    </style:style>
    <style:style style:name="P35" style:family="paragraph" style:parent-style-name="Text_20_body">
      <style:text-properties officeooo:rsid="004254a0" officeooo:paragraph-rsid="004254a0"/>
    </style:style>
    <style:style style:name="P36" style:family="paragraph" style:parent-style-name="Text_20_body">
      <style:text-properties officeooo:rsid="004333c8" officeooo:paragraph-rsid="004333c8"/>
    </style:style>
    <style:style style:name="P37" style:family="paragraph" style:parent-style-name="Heading_20_3">
      <style:paragraph-properties fo:text-align="justify" style:justify-single-word="false"/>
      <style:text-properties officeooo:rsid="001ce8d8" officeooo:paragraph-rsid="001ce8d8"/>
    </style:style>
    <style:style style:name="P38" style:family="paragraph" style:parent-style-name="Heading_20_3">
      <style:text-properties officeooo:rsid="001f1b9b" officeooo:paragraph-rsid="001f1b9b"/>
    </style:style>
    <style:style style:name="P39" style:family="paragraph" style:parent-style-name="Heading_20_3">
      <style:text-properties officeooo:rsid="00224660" officeooo:paragraph-rsid="00224660"/>
    </style:style>
    <style:style style:name="P40" style:family="paragraph" style:parent-style-name="Heading_20_3">
      <style:text-properties officeooo:rsid="002522e0" officeooo:paragraph-rsid="002522e0"/>
    </style:style>
    <style:style style:name="P41" style:family="paragraph" style:parent-style-name="Heading_20_3">
      <style:text-properties officeooo:rsid="002f1ee1" officeooo:paragraph-rsid="002f1ee1"/>
    </style:style>
    <style:style style:name="P42" style:family="paragraph" style:parent-style-name="Heading_20_3">
      <style:text-properties officeooo:rsid="004333c8" officeooo:paragraph-rsid="004333c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25307" style:font-style-asian="italic" style:font-style-complex="italic"/>
    </style:style>
    <style:style style:name="T3" style:family="text">
      <style:text-properties fo:font-style="italic" officeooo:rsid="00230db7" style:font-style-asian="italic" style:font-style-complex="italic"/>
    </style:style>
    <style:style style:name="T4" style:family="text">
      <style:text-properties fo:font-style="italic" officeooo:rsid="0024b42c" style:font-style-asian="italic" style:font-style-complex="italic"/>
    </style:style>
    <style:style style:name="T5" style:family="text">
      <style:text-properties fo:font-style="italic" officeooo:rsid="003802a6" style:font-style-asian="italic" style:font-style-complex="italic"/>
    </style:style>
    <style:style style:name="T6" style:family="text">
      <style:text-properties fo:font-style="italic" officeooo:rsid="00390d4d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22120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ba1ad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3cd2d9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e669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406020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fbba2" style:font-style-asian="normal" style:font-style-complex="normal"/>
    </style:style>
    <style:style style:name="T15" style:family="text">
      <style:text-properties fo:font-style="normal" officeooo:rsid="00230db7" style:font-style-asian="normal" style:font-style-complex="normal"/>
    </style:style>
    <style:style style:name="T16" style:family="text">
      <style:text-properties fo:font-style="normal" officeooo:rsid="002322ea" style:font-style-asian="normal" style:font-style-complex="normal"/>
    </style:style>
    <style:style style:name="T17" style:family="text">
      <style:text-properties fo:font-style="normal" officeooo:rsid="0024b42c" style:font-style-asian="normal" style:font-style-complex="normal"/>
    </style:style>
    <style:style style:name="T18" style:family="text">
      <style:text-properties fo:font-style="normal" officeooo:rsid="002c40aa" style:font-style-asian="normal" style:font-style-complex="normal"/>
    </style:style>
    <style:style style:name="T19" style:family="text">
      <style:text-properties fo:font-style="normal" officeooo:rsid="002c78b9" style:font-style-asian="normal" style:font-style-complex="normal"/>
    </style:style>
    <style:style style:name="T20" style:family="text">
      <style:text-properties fo:font-style="normal" officeooo:rsid="002e45bb" style:font-style-asian="normal" style:font-style-complex="normal"/>
    </style:style>
    <style:style style:name="T21" style:family="text">
      <style:text-properties fo:font-style="normal" officeooo:rsid="002ee15b" style:font-style-asian="normal" style:font-style-complex="normal"/>
    </style:style>
    <style:style style:name="T22" style:family="text">
      <style:text-properties fo:font-style="normal" officeooo:rsid="00309424" style:font-style-asian="normal" style:font-style-complex="normal"/>
    </style:style>
    <style:style style:name="T23" style:family="text">
      <style:text-properties fo:font-style="normal" officeooo:rsid="00390d4d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22120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414e9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435b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5f019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608fc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619ec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6746b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ba1a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cd2d9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e6699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ee5ae" style:font-style-asian="normal" style:font-weight-asian="normal" style:font-style-complex="normal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officeooo:rsid="001f1b9b"/>
    </style:style>
    <style:style style:name="T38" style:family="text">
      <style:text-properties officeooo:rsid="001c0ae6"/>
    </style:style>
    <style:style style:name="T39" style:family="text">
      <style:text-properties officeooo:rsid="001f3913"/>
    </style:style>
    <style:style style:name="T40" style:family="text">
      <style:text-properties officeooo:rsid="001f7ff8"/>
    </style:style>
    <style:style style:name="T41" style:family="text">
      <style:text-properties officeooo:rsid="0021ba0f"/>
    </style:style>
    <style:style style:name="T42" style:family="text">
      <style:text-properties officeooo:rsid="00223db5"/>
    </style:style>
    <style:style style:name="T43" style:family="text">
      <style:text-properties officeooo:rsid="00225307"/>
    </style:style>
    <style:style style:name="T44" style:family="text">
      <style:text-properties officeooo:rsid="0024b4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tyStats</text:p>
      <text:p text:style-name="P2">IES 2019/2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Diogo Silveira 85117</text:p>
      <text:p text:style-name="P4">Miguel Matos xxxxx</text:p>
      <text:p text:style-name="P4">Rita Ferrolho xxxxx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trodução</text:p>
      <text:p text:style-name="P5">CityStats é uma aplicação Web e uma REST Api que pretende servir como ferramenta útil a associações e ambientalistas assim como qualquer empresa para a qual o ambiente possa ou deva ser um preocupação.</text:p>
      <text:p text:style-name="P5">Foi feita a pensar nas cidades do território de Portugal Continental.</text:p>
      <text:p text:style-name="P5">O conceito é bastante simples: obter dados de sensores localizados em diferentes cidades do país, juntando-os no servidor para o seu devido tratamento e exposição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Estrutura </text:p>
      <text:p text:style-name="P5">O que se pretende é obter dados de sensores externos localizados ao longo do país, de modo a juntá-los no servidor, guardá-los e tratá-los. </text:p>
      <text:p text:style-name="P14"><text:span text:style-name="T38">Após esse processo, os dados ficam disponíveis para serem acedidos via REST ou através de qualquer Browser.</text:span></text:p>
      <text:h text:style-name="P37" text:outline-level="3"><text:span text:style-name="T42">Persistência</text:span> de dados:</text:h>
      <text:p text:style-name="P6">Como Sistema de Gestão de Base de Dados <text:span text:style-name="T44">é optou-se pelo</text:span> MySQL, <text:span text:style-name="T44">que corre num </text:span><text:span text:style-name="T4">container</text:span><text:span text:style-name="T17"> </text:span><text:s/><text:span text:style-name="T44">individual. A interação com o MySQL é implementada usando o módulo JPA do Spring.</text:span></text:p>
      <text:p text:style-name="P6">Existem duas entidades na aplicação: as cidades (<text:span text:style-name="T1">City</text:span>)<text:span text:style-name="T1"> </text:span><text:span text:style-name="T13">e as estatísticas (</text:span><text:span text:style-name="T1">Stat</text:span><text:span text:style-name="T13">). </text:span></text:p>
      <text:p text:style-name="P15"><text:span text:style-name="T13">Ambas são unicamente identificadas pelo seu ID n</text:span><text:span text:style-name="T14">u</text:span><text:span text:style-name="T13">m</text:span><text:span text:style-name="T14">é</text:span><text:span text:style-name="T13">rico, gerado no caso das estatísticas e atribuído pelo sensor no caso das cidades.</text:span></text:p>
      <text:p text:style-name="P7">As cidades guardam a sua identificação (id interno da aplicação, nome e distrito), as suas coordenadas e os seus dados relativos à poluição atmosférica e sonora. Os dados <text:span text:style-name="T40">ambientais </text:span>guardados em cada cidade são os últimos a terem sido recebidos dos sensores.</text:p>
      <text:p text:style-name="P7">Às estatísticas cabe guardar informação histórica.</text:p>
      <text:p text:style-name="P6"><text:span text:style-name="T13">Existe uma estatística para cada cidade e dia. Ao longo do dia, à medida que vão sendo recebidos dados relativos a uma cidade, é calculada a média dos valores ao longo desse dia para essa cidade. Quando o dia muda é acrescentada uma nova </text:span><text:span text:style-name="T1">row</text:span><text:span text:style-name="T13"> na tabela para a respetiva cidade e o novo dia. Assim é possível guardar dados úteis para fazer cálculos e analisar o estado do ambiente a longo prazo, guardando apenas os valores para cada cidade e cada dia, sem criar uma nova estatística cada vez que são recebidas novas atualizações.</text:span></text:p>
      <text:p text:style-name="P7">Existem portanto duas tabelas na base de dados. Criámos um repositório JPA para cada uma delas.</text:p>
      <text:p text:style-name="P8">Estes repositórios pertencem à camada de persistência.</text:p>
      <text:p text:style-name="P9"><text:span text:style-name="T37">Métodos do </text:span>StatsRepository:</text:p>
      <text:list xml:id="list2773703757" text:style-name="L1">
        <text:list-item>
          <text:p text:style-name="P10"><text:span text:style-name="T36">findById(Long id) → obter estatísticas pelo id; herdado;</text:span></text:p>
        </text:list-item>
        <text:list-item>
          <text:p text:style-name="P11">findByDayAndCity(Date day, City city) → obter estatística<text:span text:style-name="T41">s</text:span> para um dado dia numa dada cidade;</text:p>
        </text:list-item>
        <text:list-item>
          <text:p text:style-name="P11">findByCity(City city) → obter todas as estatísticas para determinada cidade;</text:p>
        </text:list-item>
        <text:list-item>
          <text:p text:style-name="P11">findAllByDayAndCity(Date day, City city) → obter todas as estatísticas para um dado dia numa dada cidade (incluindo repetidas);</text:p>
        </text:list-item>
      </text:list>
      <text:p text:style-name="P16">Métodos do CityRepository:</text:p>
      <text:list xml:id="list1200234000" text:style-name="L2">
        <text:list-item>
          <text:p text:style-name="P13">findById(Long id) → obter cidade com base no seu id; <text:span text:style-name="T39">herdado;</text:span></text:p>
        </text:list-item>
        <text:list-item>
          <text:p text:style-name="P13">findByNameAndDistrict(String name, String district) → obter cidade pelo seu nome e distrito;</text:p>
        </text:list-item>
        <text:list-item>
          <text:p text:style-name="P13">findByLatAndLong(double lat, double lon) → obter uma cidade pelas suas coordenadas;</text:p>
        </text:list-item>
      </text:list>
      <text:p text:style-name="P12"><text:soft-page-break/></text:p>
      <text:p text:style-name="P12"/>
      <text:p text:style-name="P12"/>
      <text:h text:style-name="P39" text:outline-level="3">Receção de mensagens dos sensores:</text:h>
      <text:p text:style-name="P28">Pretende-se que os sensores <text:span text:style-name="T43">que recolhem os valores enviem continuamente as últimas atualizações para o servidor que posteriormente processa esses dados e guarda a informação. A estratégia que foi usada na implementação deste sistema de mensagens consistiu na utilização de um </text:span><text:span text:style-name="T2">message broker </text:span><text:span text:style-name="T43">– RabbitMQ, a correr num </text:span><text:span text:style-name="T4">container</text:span><text:span text:style-name="T17"> individual tal como o SGBD</text:span><text:span text:style-name="T43"> – usando uma única </text:span><text:span text:style-name="T3">queue</text:span><text:span text:style-name="T15"> que recebe mensagens em JSON, relativas às diferentes cidades, todas com a mesma estrutura, das quais o servidor obtém as atualizações ao estado dos fatores ambientais tratados pela aplicação.</text:span></text:p>
      <text:p text:style-name="P29">É usado um único <text:span text:style-name="T1">receiver</text:span><text:span text:style-name="T13"> para as mensagens dos sensores. </text:span><text:span text:style-name="T16">Ao receber uma mensagem este usa os dados recebidos para atualizar os valores atuais da cidade e criar uma nova estatística. Essa nova estatística é usada para inicializar o registo do dia para a cidade, se ainda não tiver sido iniciado, ou para fazer média com os valores já existentes, em caso contrário.</text:span></text:p>
      <text:p text:style-name="P30"><text:span text:style-name="T16">A </text:span><text:span text:style-name="T1">queue </text:span><text:span text:style-name="T13">do RabbitMQ é um FIFO, o que significa que as mensagens recebidas são lidas pela ordem <text:s/>em que entram na </text:span><text:span text:style-name="T1">queue</text:span><text:span text:style-name="T13">, o que garante valores fiáveis e atualizados do ponto de vista do servidor.</text:span></text:p>
      <text:p text:style-name="P32"><text:span text:style-name="T13">Tendo em conta </text:span><text:span text:style-name="T18">a</text:span><text:span text:style-name="T13"> interação com o </text:span><text:span text:style-name="T1">message broker</text:span><text:span text:style-name="T13"> e o facto de haver, por parte do </text:span><text:span text:style-name="T1">receiver</text:span><text:span text:style-name="T13">, um processamento da informação obtida, podemos dizer que o </text:span><text:span text:style-name="T1">receiver</text:span><text:span text:style-name="T13"> está na camada de </text:span><text:span text:style-name="T19">negócio/</text:span><text:span text:style-name="T20">operações</text:span><text:span text:style-name="T13"> tratando também da ligação à </text:span><text:span text:style-name="T1">queue</text:span><text:span text:style-name="T13"> </text:span><text:span text:style-name="T21">(classe utilitária) </text:span><text:span text:style-name="T13">que armazena as mensagens do </text:span><text:span text:style-name="T1">broker</text:span><text:span text:style-name="T13">.</text:span></text:p>
      <text:h text:style-name="P41" text:outline-level="3">Apresentação:</text:h>
      <text:p text:style-name="P33">A camada de apresentação é implementada através de uma REST Api e de uma página Web. </text:p>
      <text:p text:style-name="P34">A REST Api é conseguida através de dois<text:span text:style-name="T1"> </text:span><text:span text:style-name="T5">controllers</text:span><text:span text:style-name="T13">, um tratando das cidades (CityController) e outro tratando das estatísticas (Stat</text:span><text:span text:style-name="T22">s</text:span><text:span text:style-name="T13">Controller). </text:span><text:span text:style-name="T23">Tratam-se de <text:s/></text:span><text:span text:style-name="T1">RestControllers</text:span><text:span text:style-name="T13"> </text:span><text:span text:style-name="T23">do Spring, ou seja são </text:span><text:span text:style-name="T6">controllers</text:span><text:span text:style-name="T23"> construidos especificamente para implementarem o padrão REST.</text:span></text:p>
      <text:p text:style-name="P17"><text:span text:style-name="T13">CityController:</text:span></text:p>
      <text:p text:style-name="P17"><text:span text:style-name="T24">É responsável pelos pedidos diretamente relacionados com a tabela das Cidades. </text:span><text:span text:style-name="T25">Todos os pedidos a ele direcionados possuem um </text:span><text:span text:style-name="T8">path</text:span><text:span text:style-name="T25"> que começa com /cities. </text:span><text:span text:style-name="T26">É possível efetuar os seguintes pedidos:</text:span></text:p>
      <text:list xml:id="list3262060928" text:style-name="L3">
        <text:list-item>
          <text:p text:style-name="P18"><text:span text:style-name="T24">GET </text:span><text:span text:style-name="T7">&lt;hostname&gt;</text:span><text:span text:style-name="T24">/cities – </text:span><text:span text:style-name="T28">obter todas as cidades e os valores atuais de cada uma</text:span><text:span text:style-name="T24">;</text:span></text:p>
        </text:list-item>
        <text:list-item>
          <text:p text:style-name="P18"><text:span text:style-name="T24">GET </text:span><text:span text:style-name="T7">&lt;hostname&gt;</text:span><text:span text:style-name="T24">/cities/{id} – </text:span><text:span text:style-name="T28">obter uma cidade e os seus valores atuais com base no seu id</text:span><text:span text:style-name="T24">;</text:span></text:p>
        </text:list-item>
        <text:list-item>
          <text:p text:style-name="P20"><text:span text:style-name="T24">GET </text:span><text:span text:style-name="T7">&lt;hostname&gt;</text:span><text:span text:style-name="T24">/cities/</text:span><text:span text:style-name="T27">{name}/{district} - </text:span><text:span text:style-name="T28">obter uma cidade e os seus valores atuais com base no seu nome e distrito</text:span><text:span text:style-name="T24">;</text:span></text:p>
        </text:list-item>
        <text:list-item>
          <text:p text:style-name="P20"><text:span text:style-name="T24">GET </text:span><text:span text:style-name="T7">&lt;hostname&gt;</text:span><text:span text:style-name="T24">/cities/</text:span><text:span text:style-name="T27">coords/{lat}/{lon} - </text:span><text:span text:style-name="T28">obter uma cidade e os seus valores atuais com base nas suas coordenadas</text:span><text:span text:style-name="T24">;</text:span></text:p>
        </text:list-item>
        <text:list-item>
          <text:p text:style-name="P19"><text:span text:style-name="T27">POST</text:span><text:span text:style-name="T24"> </text:span><text:span text:style-name="T7">&lt;hostname&gt;</text:span><text:span text:style-name="T24">/cities – </text:span><text:span text:style-name="T29">adicionar uma nova cidade</text:span><text:span text:style-name="T24">;</text:span></text:p>
        </text:list-item>
        <text:list-item>
          <text:p text:style-name="P19"><text:span text:style-name="T27">PUT</text:span><text:span text:style-name="T24"> </text:span><text:span text:style-name="T7">&lt;hostname&gt;</text:span><text:span text:style-name="T24">/cities/{id} - <text:s/></text:span><text:span text:style-name="T30">modificar uma dada cidade</text:span><text:span text:style-name="T24">;</text:span></text:p>
        </text:list-item>
        <text:list-item>
          <text:p text:style-name="P19"><text:soft-page-break/><text:span text:style-name="T27">DELETE </text:span><text:span text:style-name="T7">&lt;hostname&gt;</text:span><text:span text:style-name="T24">/cities/{id} – </text:span><text:span text:style-name="T31">apagar uma dada cidade</text:span><text:span text:style-name="T24">;</text:span></text:p>
        </text:list-item>
      </text:list>
      <text:p text:style-name="P21"><text:span text:style-name="T13">StatsController:</text:span></text:p>
      <text:p text:style-name="P21"><text:span text:style-name="T24">O StatsController tem como função tratar dos pedidos diretamente relacionados com a tabela das Estatísticas. </text:span><text:span text:style-name="T32">O </text:span><text:span text:style-name="T9">path</text:span><text:span text:style-name="T32"> dos seus pedidos começa sempre com /stat. É possível efetyar os seguintes pedidos:</text:span></text:p>
      <text:list xml:id="list4002924757" text:style-name="L4">
        <text:list-item>
          <text:p text:style-name="P22"><text:span text:style-name="T24">GET </text:span><text:span text:style-name="T7">&lt;hostname&gt;</text:span><text:span text:style-name="T24">/stats – obter todas as estatísticas existentes;</text:span></text:p>
        </text:list-item>
        <text:list-item>
          <text:p text:style-name="P22"><text:span text:style-name="T24">GET </text:span><text:span text:style-name="T7">&lt;hostname&gt;</text:span><text:span text:style-name="T24">/stats/{id} – obter uma única estatística pelo seu id;</text:span></text:p>
        </text:list-item>
        <text:list-item>
          <text:p text:style-name="P22"><text:span text:style-name="T24">GET </text:span><text:span text:style-name="T7">&lt;hostname&gt;</text:span><text:span text:style-name="T24">/stats/day/{day} – obter todas as estatísticas relacionadas com um dado dia;</text:span></text:p>
        </text:list-item>
        <text:list-item>
          <text:p text:style-name="P22"><text:span text:style-name="T24">GET </text:span><text:span text:style-name="T7">&lt;hostname&gt;</text:span><text:span text:style-name="T24">/stats/city/{id} – obter todas as estatísticas relativas a uma cidade usando o id desta;</text:span></text:p>
        </text:list-item>
        <text:list-item>
          <text:p text:style-name="P22"><text:span text:style-name="T24">GET </text:span><text:span text:style-name="T7">&lt;hostname&gt;</text:span><text:span text:style-name="T24">/stats/</text:span><text:span text:style-name="T33">day/{date}/</text:span><text:span text:style-name="T24"> </text:span><text:span text:style-name="T33">city/{id} – obter a estatística de determinado dia para uma dada cidade, com base no id desta;</text:span></text:p>
        </text:list-item>
        <text:list-item>
          <text:p text:style-name="P23"><text:span text:style-name="T33">GET </text:span><text:span text:style-name="T10">&lt;hostname&gt;</text:span><text:span text:style-name="T33">/stats/city/</text:span><text:span text:style-name="T34">{name}/district/{district} – obter todas as estatísticas relativas a uma cidade, usando o seu nome e distrito;</text:span></text:p>
        </text:list-item>
        <text:list-item>
          <text:p text:style-name="P24"><text:span text:style-name="T34">GET </text:span><text:span text:style-name="T11">&lt;hostname&gt;</text:span><text:span text:style-name="T34">/stats/city/{name}/district/{district}/{date} – obter a estatística relativa a uma cidade para um determinado dia, com base no nome e no distrito da cidade, para além, evidentemente, da data.</text:span></text:p>
        </text:list-item>
      </text:list>
      <text:p text:style-name="P25"><text:span text:style-name="T24">O componente responsável pela página Web é o UIController. Esta não se trata de um RestController mas de um </text:span><text:span text:style-name="T7">controller</text:span><text:span text:style-name="T24"> “convencional”, ou seja retorna o nome do documento a ser apresentado ao utilizador, isto após preencher um </text:span><text:span text:style-name="T7">model</text:span><text:span text:style-name="T24"> com os dados a serem apresentados nesse documento.</text:span></text:p>
      <text:p text:style-name="P25"><text:span text:style-name="T24">Para associar a informação do </text:span><text:span text:style-name="T12">mod</text:span><text:span text:style-name="T7">el</text:span><text:span text:style-name="T24"> aos </text:span><text:span text:style-name="T35">devidos </text:span><text:span text:style-name="T24">campos do</text:span><text:span text:style-name="T35">s</text:span><text:span text:style-name="T24"> documento</text:span><text:span text:style-name="T35">s</text:span><text:span text:style-name="T24"> </text:span><text:span text:style-name="T35">HTML foi usado o Thymeleaf.</text:span></text:p>
      <text:h text:style-name="P40" text:outline-level="3">Beans:</text:h>
      <text:p text:style-name="P35">Os <text:span text:style-name="T1">beans</text:span><text:span text:style-name="T13"> instanciados pelo IOC Container são os </text:span><text:span text:style-name="T1">controlers</text:span><text:span text:style-name="T13"> (ambos os </text:span><text:span text:style-name="T1">RestControllers</text:span><text:span text:style-name="T13"> e o UIController), usados para apresentar informação a utilizadores, e o Revceiver e a Queue, usados para receber e tratar as mensagens dos sensores.</text:span></text:p>
      <text:h text:style-name="P42" text:outline-level="3">Containers:</text:h>
      <text:p text:style-name="P36">Cada um dos três serviços – a base de dados, o message broker e o servidor - que constituem esta aplicação corre num <text:span text:style-name="T1">container</text:span><text:span text:style-name="T13"> em separado. </text:span></text:p>
      <text:p text:style-name="P36"><text:span text:style-name="T13">Foi usado o Docker como ferramenta de virtualização em </text:span><text:span text:style-name="T1">containers</text:span><text:span text:style-name="T13">.</text:span></text:p>
      <text:p text:style-name="P31"/>
      <text:p text:style-name="P27"/>
      <text:p text:style-name="P27"/>
      <text:h text:style-name="P38" text:outline-level="3"><text:soft-page-break/></text:h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04:11:29.326483786</meta:creation-date>
    <meta:generator>LibreOffice/6.0.7.3$Linux_X86_64 LibreOffice_project/00m0$Build-3</meta:generator>
    <dc:date>2020-02-03T00:25:58.756810095</dc:date>
    <meta:editing-duration>PT10H3M9S</meta:editing-duration>
    <meta:editing-cycles>30</meta:editing-cycles>
    <meta:document-statistic meta:table-count="0" meta:image-count="0" meta:object-count="0" meta:page-count="7" meta:paragraph-count="63" meta:word-count="1138" meta:character-count="7262" meta:non-whitespace-character-count="6185"/>
  </office:meta>
</office:document-meta>
</file>